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7.151cm" fo:min-width="17.678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.7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9" style:family="graphic" style:parent-style-name="objectwithoutfill">
      <style:graphic-properties svg:stroke-width="0.203cm" svg:stroke-color="#666666" draw:marker-start-width="0.508cm" draw:marker-end-width="0.508cm" svg:stroke-linecap="square" draw:fill="none" draw:textarea-vertical-align="middle" fo:padding-top="0.176cm" fo:padding-bottom="0.176cm" fo:padding-left="0.202cm" fo:padding-right="0.202cm"/>
    </style:style>
    <style:style style:name="gr10" style:family="graphic" style:parent-style-name="objectwithoutfill">
      <style:graphic-properties svg:stroke-width="0.102cm" svg:stroke-color="#666666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118cm" fo:min-width="1.168cm" style:writing-mode="lr-tb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82cm" fo:min-width="1.3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42cm" fo:min-width="17.678cm"/>
    </style:style>
    <style:style style:name="gr15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16" style:family="graphic" style:parent-style-name="objectwithoutfill">
      <style:graphic-properties svg:stroke-width="0.102cm" svg:stroke-color="#127622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7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568cm" fo:min-width="1.617cm"/>
      <style:paragraph-properties style:writing-mode="lr-tb"/>
    </style:style>
    <style:style style:name="gr18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6cm" fo:min-width="1.332cm"/>
      <style:paragraph-properties style:writing-mode="lr-tb"/>
    </style:style>
    <style:style style:name="gr19" style:family="graphic" style:parent-style-name="standard">
      <style:graphic-properties svg:stroke-color="#127622" draw:fill="solid" draw:fill-color="#77bc65" draw:textarea-vertical-align="middle" draw:auto-grow-height="false" fo:min-height="0.107cm" fo:min-width="0.941cm" fo:wrap-option="wrap"/>
    </style:style>
    <style:style style:name="gr20" style:family="graphic" style:parent-style-name="standard">
      <style:graphic-properties svg:stroke-color="#127622" draw:fill="solid" draw:fill-color="#77bc65" draw:textarea-vertical-align="middle" draw:auto-grow-height="false" fo:min-height="1.579cm" fo:min-width="1.169cm" fo:wrap-option="wrap"/>
    </style:style>
    <style:style style:name="gr21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308cm" style:writing-mode="lr-tb"/>
      <style:paragraph-properties style:writing-mode="lr-tb"/>
    </style:style>
    <style:style style:name="gr2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3.975cm" fo:min-width="17.678cm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stroke="solid" svg:stroke-width="0.051cm" svg:stroke-color="#808080" draw:marker-start-width="0.279cm" draw:marker-end-width="0.279cm" draw:fill="solid" draw:fill-color="#afd095" draw:textarea-horizontal-align="justify" draw:textarea-vertical-align="middle" draw:auto-grow-height="false" fo:min-height="0.382cm" fo:min-width="3.353cm" fo:padding-top="0.101cm" fo:padding-bottom="0.101cm" fo:padding-left="0.076cm" fo:padding-right="0.076cm" style:writing-mode="lr-tb"/>
      <style:paragraph-properties style:writing-mode="lr-tb"/>
    </style:style>
    <style:style style:name="gr2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5.69cm" fo:min-width="17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1cm" fo:min-width="3.452cm"/>
      <style:paragraph-properties style:writing-mode="lr-tb"/>
    </style:style>
    <style:style style:name="gr30" style:family="graphic" style:parent-style-name="objectwithoutfill">
      <style:graphic-properties svg:stroke-color="#666666" draw:fill="none" draw:textarea-vertical-align="middle"/>
    </style:style>
    <style:style style:name="gr31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3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5.683cm" fo:min-width="17.576cm"/>
    </style:style>
    <style:style style:name="gr33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34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35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37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5.69cm" fo:min-width="17.576cm"/>
    </style:style>
    <style:style style:name="gr38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39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gr40" style:family="graphic" style:parent-style-name="standard">
      <style:graphic-properties draw:textarea-horizontal-align="justify" draw:textarea-vertical-align="middle" draw:auto-grow-height="false" fo:min-height="1.461cm" fo:min-width="1.485cm" style:writing-mode="lr-tb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345cm" fo:min-width="1.485cm" style:writing-mode="lr-tb"/>
      <style:paragraph-properties style:writing-mode="lr-tb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color="#cccccc" loext:opacity="100%" fo:font-size="10pt"/>
    </style:style>
    <style:style style:name="P7" style:family="paragraph">
      <loext:graphic-properties draw:fill="none" draw:fill-color="#ffffff"/>
      <style:text-properties fo:color="#cccccc" loext:opacity="100%" loext:color-lum-mod="100%" loext:color-lum-off="0%" fo:font-size="10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style:paragraph-properties fo:text-align="center"/>
      <style:text-properties fo:font-size="10pt"/>
    </style:style>
    <style:style style:name="P13" style:family="paragraph">
      <loext:graphic-properties draw:fill="solid" draw:fill-color="#afd095"/>
      <style:paragraph-properties fo:text-align="center" style:writing-mode="lr-tb"/>
      <style:text-properties fo:font-size="10pt"/>
    </style:style>
    <style:style style:name="P14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15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cccccc" loext:opacity="100%" fo:font-size="10pt"/>
    </style:style>
    <style:style style:name="T5" style:family="text">
      <style:text-properties fo:font-size="10pt"/>
    </style:style>
    <style:style style:name="T6" style:family="text">
      <style:text-properties fo:color="#666666" loext:opacity="100%" fo:font-size="11pt"/>
    </style:style>
    <style:style style:name="T7" style:family="text">
      <style:text-properties style:use-window-font-color="true" loext:opacity="0%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303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</text:span><text:span text:style-name="T1">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</text:span><text:span text:style-name="T3">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7" draw:layer="layout" svg:width="0.668cm" svg:height="0.614cm" svg:x="4.626cm" svg:y="10.304cm">
          <draw:text-box>
            <text:p text:style-name="P6"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</text:span><text:span text:style-name="T3">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9" draw:layer="layout" svg:width="1.27cm" svg:height="1.27cm" svg:x="3.222cm" svg:y="10.208cm">
          <text:p text:style-name="P8"><text:span text:style-name="T1">Host</text:span></text:p>
          <text:p text:style-name="P8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88cm" svg:height="1.588cm" svg:x="6.397cm" svg:y="10.843cm">
          <text:p text:style-name="P10"><text:span text:style-name="T1">IPREF</text:span></text:p>
          <text:p text:style-name="P10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27cm" svg:height="1.27cm" svg:x="3.222cm" svg:y="12.113cm">
          <text:p text:style-name="P8"><text:span text:style-name="T1">Host</text:span></text:p>
          <text:p text:style-name="P8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10" draw:layer="layout" svg:width="1.588cm" svg:height="1.588cm" svg:x="13.7cm" svg:y="10.843cm">
          <text:p text:style-name="P10"><text:span text:style-name="T1">IPREF</text:span></text:p>
          <text:p text:style-name="P10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27cm" svg:height="1.27cm" svg:x="17.192cm" svg:y="10.208cm">
          <text:p text:style-name="P8"><text:span text:style-name="T1">Host</text:span></text:p>
          <text:p text:style-name="P8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7.192cm" svg:y="12.113cm">
          <text:p text:style-name="P8"><text:span text:style-name="T1">Host</text:span></text:p>
          <text:p text:style-name="P8"><text:span text:style-name="T1">B6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35cm" svg:height="1.017cm" svg:x="2.588cm" svg:y="14.082cm">
          <draw:text-box>
            <text:p><text:span text:style-name="T2">Local </text:span><text:span text:style-name="T2">Networ</text:span><text:span text:style-name="T2">k A: <text:s/></text:span><text:span text:style-name="T2">172.17.</text:span><text:span text:style-name="T2">1.0/24</text:span></text:p>
            <text:p><text:span text:style-name="T2">Encodi</text:span><text:span text:style-name="T2">ng </text:span><text:span text:style-name="T2">Networ</text:span><text:span text:style-name="T2">k: <text:s/></text:span><text:span text:style-name="T2">10.128.</text:span><text:span text:style-name="T2">0.0/10</text:span></text:p>
          </draw:text-box>
        </draw:frame>
        <draw:frame draw:style-name="gr13" draw:text-style-name="P4" draw:layer="layout" svg:width="6.668cm" svg:height="1.017cm" svg:x="12.747cm" svg:y="14.018cm">
          <draw:text-box>
            <text:p><text:span text:style-name="T2">Local </text:span><text:span text:style-name="T2">Networ</text:span><text:span text:style-name="T2">k B: <text:s/></text:span><text:span text:style-name="T2">2001:d</text:span><text:span text:style-name="T2">b8:bb:2</text:span><text:span text:style-name="T2">::/64</text:span></text:p>
            <text:p><text:span text:style-name="T2">Encodi</text:span><text:span text:style-name="T2">ng </text:span><text:span text:style-name="T2">Networ</text:span><text:span text:style-name="T2">k: <text:s/></text:span><text:span text:style-name="T2">fdee:ee</text:span><text:span text:style-name="T2">ee::/64</text:span></text:p>
          </draw:text-box>
        </draw:frame>
        <draw:frame draw:style-name="gr8" draw:text-style-name="P7" draw:layer="layout" svg:width="0.668cm" svg:height="0.614cm" svg:x="16.48cm" svg:y="12.198cm">
          <draw:text-box>
            <text:p text:style-name="P6"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10.528cm" svg:y="21.23cm">
          <draw:text-box>
            <text:p><text:span text:style-name="T1">Interne</text:span><text:span text:style-name="T1">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</text:span><text:span text:style-name="T3">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45cm" svg:y1="19.416cm" svg:x2="5.445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9" draw:layer="layout" svg:width="1.27cm" svg:height="1.27cm" svg:x="3.222cm" svg:y="19.098cm">
          <text:p text:style-name="P8"><text:span text:style-name="T1">Host</text:span></text:p>
          <text:p text:style-name="P8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3.222cm" svg:y="21.003cm">
          <text:p text:style-name="P8"><text:span text:style-name="T1">Host</text:span></text:p>
          <text:p text:style-name="P8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10" draw:layer="layout" svg:width="1.588cm" svg:height="1.588cm" svg:x="6.397cm" svg:y="19.733cm">
          <text:p text:style-name="P10"><text:span text:style-name="T1">IPREF</text:span></text:p>
          <text:p text:style-name="P10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10.207cm" svg:y="17.827cm">
          <text:p text:style-name="P10"><text:span text:style-name="T1">public</text:span></text:p>
          <text:p text:style-name="P10"><text:span text:style-name="T1">DNS</text:span></text:p>
          <text:p text:style-name="P10"><text:span text:style-name="T1">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6.08cm" svg:y="22.907cm">
          <text:p text:style-name="P10"><text:span text:style-name="T1">local</text:span></text:p>
          <text:p text:style-name="P10"><text:span text:style-name="T1">DNS</text:span></text:p>
          <text:p text:style-name="P10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4.971cm" svg:y="21.318cm">
          <text:p text:style-name="P10"><text:span text:style-name="T1">other</text:span></text:p>
          <text:p text:style-name="P10"><text:span text:style-name="T1">DNS</text:span></text:p>
          <text:p text:style-name="P10"><text:span text:style-name="T1">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5.605cm" svg:y="22.273cm">
          <text:p text:style-name="P10"><text:span text:style-name="T1">other</text:span></text:p>
          <text:p text:style-name="P10"><text:span text:style-name="T1">DNS</text:span></text:p>
          <text:p text:style-name="P10"><text:span text:style-name="T1">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6.241cm" svg:y="23.224cm">
          <text:p text:style-name="P10"><text:span text:style-name="T1">other</text:span></text:p>
          <text:p text:style-name="P10"><text:span text:style-name="T1">DNS</text:span></text:p>
          <text:p text:style-name="P10"><text:span text:style-name="T1">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1.588cm" svg:height="0.635cm" svg:x="14.335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1.588cm" svg:height="0.635cm" svg:x="11.16cm" svg:y="23.225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1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3" draw:layer="layout" svg:width="5.41cm" svg:height="0.584cm" svg:x="9.572cm" svg:y="24.229cm">
          <text:p text:style-name="P12"><text:span text:style-name="T5">B6 <text:s text:c="3"/>AA <text:s text:c="3"/>2001:db8:bb::2 + 4286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5.41cm" svg:height="0.584cm" svg:x="12.735cm" svg:y="17.828cm">
          <text:p text:style-name="P12"><text:span text:style-name="T5">A1 <text:s text:c="3"/>AA <text:s text:c="3"/>2001:db8:aa::1 + 179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4.127cm" svg:x="1.952cm" svg:y="1.6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982cm" svg:height="0.708cm" svg:x="2.415cm" svg:y="2.052cm">
          <draw:text-box>
            <text:p><text:span text:style-name="T3">IPRE</text:span><text:span text:style-name="T3">F </text:span><text:span text:style-name="T3">Addr</text:span><text:span text:style-name="T3">ess</text:span></text:p>
          </draw:text-box>
        </draw:frame>
        <draw:g draw:style-name="gr23">
          <draw:custom-shape draw:style-name="gr24" draw:text-style-name="P13" draw:layer="layout" svg:width="3.505cm" svg:height="0.584cm" svg:x="7.019cm" svg:y="2.956cm">
            <text:p text:style-name="P12"><text:span text:style-name="T5">IP </text:span><text:span text:style-name="T5">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3.505cm" svg:height="0.584cm" svg:x="10.512cm" svg:y="2.956cm">
            <text:p text:style-name="P12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4" draw:layer="layout" svg:width="4.762cm" svg:height="1.017cm" svg:x="8.302cm" svg:y="4.11cm">
          <draw:text-box>
            <text:p><text:span text:style-name="T2">2001:d</text:span><text:span text:style-name="T2">b8::abc</text:span><text:span text:style-name="T2">:11 + </text:span><text:span text:style-name="T2">700</text:span></text:p>
            <text:p><text:span text:style-name="T2">198.51.</text:span><text:span text:style-name="T2">100.11 </text:span><text:span text:style-name="T2">+ 700</text:span></text:p>
          </draw:text-box>
        </draw:frame>
      </draw:page>
      <draw:page draw:name="page2" draw:style-name="dp1" draw:master-page-name="Default">
        <draw:custom-shape draw:style-name="gr25" draw:text-style-name="P1" draw:layer="layout" svg:width="17.78cm" svg:height="5.842cm" svg:x="1.317cm" svg:y="1.3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.789cm" svg:x2="8.319cm" svg:y2="5.61cm">
          <text:p/>
        </draw:line>
        <draw:g>
          <draw:frame draw:style-name="gr26" draw:text-style-name="P3" draw:layer="layout" svg:width="1.65cm" svg:height="0.638cm" svg:x="9.42cm" svg:y="2.707cm">
            <draw:text-box>
              <text:p><text:span text:style-name="T1">Interne</text:span><text:span text:style-name="T1">t</text:span></text:p>
            </draw:text-box>
          </draw:frame>
          <draw:frame draw:style-name="gr27" draw:text-style-name="P4" draw:layer="layout" svg:width="1.057cm" svg:height="0.637cm" svg:x="9.717cm" svg:y="4.447cm">
            <draw:text-box>
              <text:p><text:span text:style-name="T2">IPv4</text:span></text:p>
            </draw:text-box>
          </draw:frame>
          <draw:frame draw:style-name="gr28" draw:text-style-name="P4" draw:layer="layout" svg:width="0.985cm" svg:height="0.595cm" svg:x="9.753cm" svg:y="3.516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2.789cm" svg:x2="12.07cm" svg:y2="5.61cm">
          <text:p/>
        </draw:line>
        <draw:frame draw:style-name="gr29" draw:text-style-name="P5" draw:layer="layout" svg:width="12.555cm" svg:height="1.223cm" svg:x="1.78cm" svg:y="1.721cm">
          <draw:text-box>
            <text:p><text:span text:style-name="T3">1. Starting </text:span><text:span text:style-name="T3">point</text:span></text:p>
          </draw:text-box>
        </draw:frame>
        <draw:frame draw:style-name="gr27" draw:text-style-name="P4" draw:layer="layout" svg:width="1.057cm" svg:height="0.637cm" svg:x="16.017cm" svg:y="4.447cm">
          <draw:text-box>
            <text:p><text:span text:style-name="T2">IPv4</text:span></text:p>
          </draw:text-box>
        </draw:frame>
        <draw:frame draw:style-name="gr27" draw:text-style-name="P4" draw:layer="layout" svg:width="1.057cm" svg:height="0.637cm" svg:x="3.418cm" svg:y="4.447cm">
          <draw:text-box>
            <text:p><text:span text:style-name="T2">IPv4</text:span></text:p>
          </draw:text-box>
        </draw:frame>
        <draw:line draw:style-name="gr30" draw:text-style-name="P2" draw:layer="layout" svg:x1="8.302cm" svg:y1="4.207cm" svg:x2="8.937cm" svg:y2="4.207cm">
          <text:p/>
        </draw:line>
        <draw:line draw:style-name="gr30" draw:text-style-name="P2" draw:layer="layout" svg:x1="11.403cm" svg:y1="4.207cm" svg:x2="12.038cm" svg:y2="4.207cm">
          <text:p/>
        </draw:line>
        <draw:line draw:style-name="gr31" draw:text-style-name="P2" draw:layer="layout" svg:x1="5.127cm" svg:y1="5.737cm" svg:x2="7.667cm" svg:y2="5.737cm">
          <text:p/>
        </draw:line>
        <draw:line draw:style-name="gr31" draw:text-style-name="P2" draw:layer="layout" svg:x1="5.127cm" svg:y1="5.073cm" svg:x2="5.127cm" svg:y2="5.719cm">
          <text:p/>
        </draw:line>
        <draw:line draw:style-name="gr31" draw:text-style-name="P2" draw:layer="layout" svg:x1="7.727cm" svg:y1="5.074cm" svg:x2="7.727cm" svg:y2="5.72cm">
          <text:p/>
        </draw:line>
        <draw:line draw:style-name="gr31" draw:text-style-name="P2" draw:layer="layout" svg:x1="12.727cm" svg:y1="5.738cm" svg:x2="15.267cm" svg:y2="5.738cm">
          <text:p/>
        </draw:line>
        <draw:line draw:style-name="gr31" draw:text-style-name="P2" draw:layer="layout" svg:x1="12.727cm" svg:y1="5.074cm" svg:x2="12.727cm" svg:y2="5.72cm">
          <text:p/>
        </draw:line>
        <draw:line draw:style-name="gr31" draw:text-style-name="P2" draw:layer="layout" svg:x1="15.327cm" svg:y1="5.075cm" svg:x2="15.327cm" svg:y2="5.721cm">
          <text:p/>
        </draw:line>
        <draw:custom-shape draw:style-name="gr32" draw:text-style-name="P1" draw:layer="layout" svg:width="17.78cm" svg:height="5.835cm" svg:x="1.317cm" svg:y="8.8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0.337cm" svg:x2="8.319cm" svg:y2="13.25cm">
          <text:p/>
        </draw:line>
        <draw:line draw:style-name="gr31" draw:text-style-name="P2" draw:layer="layout" svg:x1="3.222cm" svg:y1="12.696cm" svg:x2="6.08cm" svg:y2="12.696cm">
          <text:p/>
        </draw:line>
        <draw:g>
          <draw:frame draw:style-name="gr3" draw:text-style-name="P3" draw:layer="layout" svg:width="1.65cm" svg:height="0.659cm" svg:x="9.42cm" svg:y="10.252cm">
            <draw:text-box>
              <text:p><text:span text:style-name="T1">Intern</text:span><text:span text:style-name="T1">et</text:span></text:p>
            </draw:text-box>
          </draw:frame>
          <draw:frame draw:style-name="gr6" draw:text-style-name="P4" draw:layer="layout" svg:width="1.057cm" svg:height="0.658cm" svg:x="9.717cm" svg:y="12.0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11.088cm">
            <draw:text-box>
              <text:p><text:span text:style-name="T2">IP</text:span><text:span text:style-name="T2">v6</text:span></text:p>
            </draw:text-box>
          </draw:frame>
        </draw:g>
        <draw:line draw:style-name="gr2" draw:text-style-name="P2" draw:layer="layout" svg:x1="12.07cm" svg:y1="10.337cm" svg:x2="12.07cm" svg:y2="13.25cm">
          <text:p/>
        </draw:line>
        <draw:frame draw:style-name="gr5" draw:text-style-name="P5" draw:layer="layout" svg:width="15.412cm" svg:height="0.708cm" svg:x="1.78cm" svg:y="9.234cm">
          <draw:text-box>
            <text:p><text:span text:style-name="T3">2. </text:span><text:span text:style-name="T3">Sw</text:span><text:span text:style-name="T3">itch</text:span><text:span text:style-name="T3">ing </text:span><text:span text:style-name="T3">traf</text:span><text:span text:style-name="T3">fic </text:span><text:span text:style-name="T3">to </text:span><text:span text:style-name="T3">IP</text:span><text:span text:style-name="T3">RE</text:span><text:span text:style-name="T3">F</text:span></text:p>
          </draw:text-box>
        </draw:frame>
        <draw:frame draw:style-name="gr6" draw:text-style-name="P4" draw:layer="layout" svg:width="1.057cm" svg:height="0.658cm" svg:x="16.017cm" svg:y="12.0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2.049cm">
          <draw:text-box>
            <text:p><text:span text:style-name="T2">IPv4</text:span></text:p>
          </draw:text-box>
        </draw:frame>
        <draw:line draw:style-name="gr30" draw:text-style-name="P2" draw:layer="layout" svg:x1="8.302cm" svg:y1="11.801cm" svg:x2="8.937cm" svg:y2="11.801cm">
          <text:p/>
        </draw:line>
        <draw:line draw:style-name="gr30" draw:text-style-name="P2" draw:layer="layout" svg:x1="11.403cm" svg:y1="11.801cm" svg:x2="12.038cm" svg:y2="11.801cm">
          <text:p/>
        </draw:line>
        <draw:line draw:style-name="gr33" draw:text-style-name="P2" draw:layer="layout" svg:x1="14.335cm" svg:y1="12.696cm" svg:x2="17.228cm" svg:y2="12.696cm">
          <text:p/>
        </draw:line>
        <draw:line draw:style-name="gr33" draw:text-style-name="P2" draw:layer="layout" svg:x1="7.032cm" svg:y1="12.664cm" svg:x2="13.382cm" svg:y2="12.664cm">
          <text:p/>
        </draw:line>
        <draw:line draw:style-name="gr34" draw:text-style-name="P2" draw:layer="layout" svg:x1="5.127cm" svg:y1="13.382cm" svg:x2="7.667cm" svg:y2="13.382cm">
          <text:p/>
        </draw:line>
        <draw:line draw:style-name="gr34" draw:text-style-name="P2" draw:layer="layout" svg:x1="5.127cm" svg:y1="12.696cm" svg:x2="5.127cm" svg:y2="13.363cm">
          <text:p/>
        </draw:line>
        <draw:line draw:style-name="gr34" draw:text-style-name="P2" draw:layer="layout" svg:x1="7.727cm" svg:y1="12.697cm" svg:x2="7.727cm" svg:y2="13.364cm">
          <text:p/>
        </draw:line>
        <draw:line draw:style-name="gr34" draw:text-style-name="P2" draw:layer="layout" svg:x1="12.727cm" svg:y1="13.383cm" svg:x2="15.267cm" svg:y2="13.383cm">
          <text:p/>
        </draw:line>
        <draw:line draw:style-name="gr34" draw:text-style-name="P2" draw:layer="layout" svg:x1="12.727cm" svg:y1="12.697cm" svg:x2="12.727cm" svg:y2="13.364cm">
          <text:p/>
        </draw:line>
        <draw:line draw:style-name="gr34" draw:text-style-name="P2" draw:layer="layout" svg:x1="15.327cm" svg:y1="12.698cm" svg:x2="15.327cm" svg:y2="13.365cm">
          <text:p/>
        </draw:line>
        <draw:custom-shape draw:style-name="gr35" draw:text-style-name="P9" draw:layer="layout" svg:width="1.587cm" svg:height="1.666cm" svg:x="13.103cm" svg:y="11.374cm">
          <text:p text:style-name="P8"><text:span text:style-name="T1">IPREF</text:span></text:p>
          <text:p text:style-name="P8"><text:span text:style-name="T1">GW B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1.587cm" svg:height="1.546cm" svg:x="5.7cm" svg:y="11.374cm">
          <text:p text:style-name="P8"><text:span text:style-name="T1">IPREF</text:span></text:p>
          <text:p text:style-name="P8"><text:span text:style-name="T1">GW A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7.78cm" svg:height="5.842cm" svg:x="1.317cm" svg:y="16.4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7.937cm" svg:x2="8.319cm" svg:y2="20.85cm">
          <text:p/>
        </draw:line>
        <draw:line draw:style-name="gr31" draw:text-style-name="P2" draw:layer="layout" svg:x1="3.222cm" svg:y1="20.296cm" svg:x2="6.08cm" svg:y2="20.296cm">
          <text:p/>
        </draw:line>
        <draw:frame draw:style-name="gr3" draw:text-style-name="P3" draw:layer="layout" svg:width="1.65cm" svg:height="0.659cm" svg:x="9.42cm" svg:y="17.8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2" draw:text-style-name="P2" draw:layer="layout" svg:x1="12.07cm" svg:y1="17.937cm" svg:x2="12.07cm" svg:y2="20.85cm">
          <text:p/>
        </draw:line>
        <draw:frame draw:style-name="gr5" draw:text-style-name="P5" draw:layer="layout" svg:width="15.412cm" svg:height="0.708cm" svg:x="1.78cm" svg:y="16.834cm">
          <draw:text-box>
            <text:p><text:span text:style-name="T3">3. </text:span><text:span text:style-name="T3">Acqu</text:span><text:span text:style-name="T3">iring </text:span><text:span text:style-name="T3">IPv6 </text:span><text:span text:style-name="T3">Inter</text:span><text:span text:style-name="T3">net </text:span><text:span text:style-name="T3">addr</text:span><text:span text:style-name="T3">esse</text:span><text:span text:style-name="T3">s</text:span></text:p>
          </draw:text-box>
        </draw:frame>
        <draw:frame draw:style-name="gr6" draw:text-style-name="P4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38" draw:text-style-name="P2" draw:layer="layout" svg:x1="7.032cm" svg:y1="19.401cm" svg:x2="9.89cm" svg:y2="19.401cm">
          <text:p/>
        </draw:line>
        <draw:line draw:style-name="gr30" draw:text-style-name="P2" draw:layer="layout" svg:x1="11.403cm" svg:y1="19.401cm" svg:x2="12.038cm" svg:y2="19.401cm">
          <text:p/>
        </draw:line>
        <draw:line draw:style-name="gr33" draw:text-style-name="P2" draw:layer="layout" svg:x1="14.335cm" svg:y1="20.296cm" svg:x2="17.228cm" svg:y2="20.296cm">
          <text:p/>
        </draw:line>
        <draw:line draw:style-name="gr33" draw:text-style-name="P2" draw:layer="layout" svg:x1="7.032cm" svg:y1="20.264cm" svg:x2="13.382cm" svg:y2="20.264cm">
          <text:p/>
        </draw:line>
        <draw:custom-shape draw:style-name="gr35" draw:text-style-name="P9" draw:layer="layout" svg:width="1.587cm" svg:height="1.666cm" svg:x="13.103cm" svg:y="18.974cm">
          <text:p text:style-name="P8"><text:span text:style-name="T1">IPREF</text:span></text:p>
          <text:p text:style-name="P8"><text:span text:style-name="T1">GW B</text:span></text:p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3.222cm" svg:y1="19.401cm" svg:x2="6.09cm" svg:y2="19.401cm">
          <text:p/>
        </draw:line>
        <draw:custom-shape draw:style-name="gr36" draw:text-style-name="P9" draw:layer="layout" svg:width="1.587cm" svg:height="1.546cm" svg:x="5.7cm" svg:y="18.974cm">
          <text:p text:style-name="P8"><text:span text:style-name="T1">IPREF</text:span></text:p>
          <text:p text:style-name="P8"><text:span text:style-name="T1">GW A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0.985cm" svg:height="0.614cm" svg:x="3.454cm" svg:y="18.688cm">
          <draw:text-box>
            <text:p><text:span text:style-name="T6">IPv6</text:span></text:p>
          </draw:text-box>
        </draw:frame>
        <draw:line draw:style-name="gr34" draw:text-style-name="P2" draw:layer="layout" svg:x1="4.506cm" svg:y1="5.084cm" svg:x2="7.999cm" svg:y2="5.084cm">
          <text:p/>
        </draw:line>
        <draw:line draw:style-name="gr34" draw:text-style-name="P2" draw:layer="layout" svg:x1="12.43cm" svg:y1="5.084cm" svg:x2="15.923cm" svg:y2="5.084cm">
          <text:p/>
        </draw:line>
        <draw:line draw:style-name="gr31" draw:text-style-name="P2" draw:layer="layout" svg:x1="3.222cm" svg:y1="5.084cm" svg:x2="5.127cm" svg:y2="5.084cm">
          <text:p/>
        </draw:line>
        <draw:custom-shape draw:style-name="gr40" draw:text-style-name="P9" draw:layer="layout" svg:width="1.587cm" svg:height="1.613cm" svg:x="13.103cm" svg:y="3.793cm">
          <text:p text:style-name="P8"><text:span text:style-name="T1">IPREF</text:span></text:p>
          <text:p text:style-name="P8"><text:span text:style-name="T1">GW B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1.587cm" svg:height="1.497cm" svg:x="5.7cm" svg:y="3.793cm">
          <text:p text:style-name="P8"><text:span text:style-name="T1">IPREF</text:span></text:p>
          <text:p text:style-name="P8"><text:span text:style-name="T1">GW A</text:span>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15.323cm" svg:y1="5.084cm" svg:x2="17.228cm" svg:y2="5.084cm">
          <text:p/>
        </draw:line>
        <draw:line draw:style-name="gr33" draw:text-style-name="P2" draw:layer="layout" svg:x1="7.667cm" svg:y1="5.084cm" svg:x2="12.747cm" svg:y2="5.084cm">
          <text:p/>
        </draw:line>
      </draw:page>
      <draw:page draw:name="page3" draw:style-name="dp1" draw:master-page-name="Default">
        <draw:g draw:style-name="gr23">
          <draw:custom-shape draw:style-name="gr37" draw:text-style-name="P1" draw:layer="layout" svg:width="17.78cm" svg:height="5.842cm" svg:x="1.317cm" svg:y="1.5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319cm" svg:y1="3.037cm" svg:x2="8.319cm" svg:y2="5.95cm">
            <text:p/>
          </draw:line>
          <draw:line draw:style-name="gr31" draw:text-style-name="P2" draw:layer="layout" svg:x1="3.222cm" svg:y1="5.396cm" svg:x2="6.08cm" svg:y2="5.396cm">
            <text:p/>
          </draw:line>
          <draw:frame draw:style-name="gr3" draw:text-style-name="P3" draw:layer="layout" svg:width="1.65cm" svg:height="0.659cm" svg:x="9.42cm" svg:y="2.952cm">
            <draw:text-box>
              <text:p><text:span text:style-name="T1">Interne</text:span><text:span text:style-name="T1">t</text:span></text:p>
            </draw:text-box>
          </draw:frame>
          <draw:frame draw:style-name="gr6" draw:text-style-name="P4" draw:layer="layout" svg:width="1.057cm" svg:height="0.658cm" svg:x="9.717cm" svg:y="4.7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3.788cm">
            <draw:text-box>
              <text:p><text:span text:style-name="T2">IPv6</text:span></text:p>
            </draw:text-box>
          </draw:frame>
          <draw:line draw:style-name="gr2" draw:text-style-name="P2" draw:layer="layout" svg:x1="12.07cm" svg:y1="3.037cm" svg:x2="12.07cm" svg:y2="5.95cm">
            <text:p/>
          </draw:line>
          <draw:frame draw:style-name="gr5" draw:text-style-name="P5" draw:layer="layout" svg:width="15.412cm" svg:height="0.708cm" svg:x="1.78cm" svg:y="1.934cm">
            <draw:text-box>
              <text:p><text:span text:style-name="T3">4. </text:span><text:span text:style-name="T3">Switc</text:span><text:span text:style-name="T3">hing </text:span><text:span text:style-name="T3">IPRE</text:span><text:span text:style-name="T3">F </text:span><text:span text:style-name="T3">gate</text:span><text:span text:style-name="T3">way </text:span><text:span text:style-name="T3">traffic </text:span><text:span text:style-name="T3">to </text:span><text:span text:style-name="T3">IPv6</text:span></text:p>
            </draw:text-box>
          </draw:frame>
          <draw:frame draw:style-name="gr6" draw:text-style-name="P4" draw:layer="layout" svg:width="1.057cm" svg:height="0.658cm" svg:x="16.017cm" svg:y="4.749cm">
            <draw:text-box>
              <text:p><text:span text:style-name="T2">IPv4</text:span></text:p>
            </draw:text-box>
          </draw:frame>
          <draw:frame draw:style-name="gr6" draw:text-style-name="P4" draw:layer="layout" svg:width="1.057cm" svg:height="0.658cm" svg:x="3.418cm" svg:y="4.749cm">
            <draw:text-box>
              <text:p><text:span text:style-name="T2">IPv4</text:span></text:p>
            </draw:text-box>
          </draw:frame>
          <draw:line draw:style-name="gr38" draw:text-style-name="P2" draw:layer="layout" svg:x1="7.032cm" svg:y1="5.401cm" svg:x2="13.382cm" svg:y2="5.401cm">
            <text:p/>
          </draw:line>
          <draw:line draw:style-name="gr33" draw:text-style-name="P2" draw:layer="layout" svg:x1="14.335cm" svg:y1="5.396cm" svg:x2="17.228cm" svg:y2="5.396cm">
            <text:p/>
          </draw:line>
          <draw:line draw:style-name="gr33" draw:text-style-name="P2" draw:layer="layout" svg:x1="7.032cm" svg:y1="4.464cm" svg:x2="13.382cm" svg:y2="4.464cm">
            <text:p/>
          </draw:line>
          <draw:line draw:style-name="gr39" draw:text-style-name="P2" draw:layer="layout" svg:x1="3.222cm" svg:y1="4.501cm" svg:x2="6.09cm" svg:y2="4.501cm">
            <text:p/>
          </draw:line>
          <draw:custom-shape draw:style-name="gr36" draw:text-style-name="P9" draw:layer="layout" svg:width="1.587cm" svg:height="1.546cm" svg:x="5.7cm" svg:y="4.074cm">
            <text:p text:style-name="P8"><text:span text:style-name="T1">IPREF</text:span></text:p>
            <text:p text:style-name="P8"><text:span text:style-name="T1">GW A</text:span>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0.985cm" svg:height="0.614cm" svg:x="3.454cm" svg:y="3.788cm">
            <draw:text-box>
              <text:p><text:span text:style-name="T6">IPv6</text:span></text:p>
            </draw:text-box>
          </draw:frame>
          <draw:line draw:style-name="gr39" draw:text-style-name="P2" draw:layer="layout" svg:x1="14.322cm" svg:y1="4.501cm" svg:x2="17.19cm" svg:y2="4.501cm">
            <text:p/>
          </draw:line>
          <draw:frame draw:style-name="gr8" draw:text-style-name="P14" draw:layer="layout" svg:width="0.985cm" svg:height="0.614cm" svg:x="16.055cm" svg:y="3.788cm">
            <draw:text-box>
              <text:p><text:span text:style-name="T6">IPv6</text:span></text:p>
            </draw:text-box>
          </draw:frame>
          <draw:custom-shape draw:style-name="gr35" draw:text-style-name="P9" draw:layer="layout" svg:width="1.587cm" svg:height="1.666cm" svg:x="13.103cm" svg:y="4.074cm">
            <text:p text:style-name="P8"><text:span text:style-name="T1">IPREF</text:span></text:p>
            <text:p text:style-name="P8"><text:span text:style-name="T1">GW B</text:span></text:p>
            <draw:enhanced-geometry svg:viewBox="0 0 21600 21600" draw:type="rectangle" draw:enhanced-path="M 0 0 L 21600 0 21600 21600 0 21600 0 0 Z N"/>
          </draw:custom-shape>
        </draw:g>
        <draw:g draw:style-name="gr23">
          <draw:custom-shape draw:style-name="gr37" draw:text-style-name="P1" draw:layer="layout" svg:width="17.78cm" svg:height="5.842cm" svg:x="1.317cm" svg:y="7.85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319cm" svg:y1="9.378cm" svg:x2="8.319cm" svg:y2="12.291cm">
            <text:p/>
          </draw:line>
          <draw:line draw:style-name="gr31" draw:text-style-name="P2" draw:layer="layout" svg:x1="3.222cm" svg:y1="11.737cm" svg:x2="6.08cm" svg:y2="11.737cm">
            <text:p/>
          </draw:line>
          <draw:frame draw:style-name="gr3" draw:text-style-name="P3" draw:layer="layout" svg:width="1.65cm" svg:height="0.659cm" svg:x="9.42cm" svg:y="9.293cm">
            <draw:text-box>
              <text:p><text:span text:style-name="T1">Interne</text:span><text:span text:style-name="T1">t</text:span></text:p>
            </draw:text-box>
          </draw:frame>
          <draw:frame draw:style-name="gr8" draw:text-style-name="P4" draw:layer="layout" svg:width="0.985cm" svg:height="0.614cm" svg:x="9.753cm" svg:y="10.129cm">
            <draw:text-box>
              <text:p><text:span text:style-name="T2">IPv6</text:span></text:p>
            </draw:text-box>
          </draw:frame>
          <draw:line draw:style-name="gr2" draw:text-style-name="P2" draw:layer="layout" svg:x1="12.07cm" svg:y1="9.378cm" svg:x2="12.07cm" svg:y2="12.291cm">
            <text:p/>
          </draw:line>
          <draw:frame draw:style-name="gr5" draw:text-style-name="P5" draw:layer="layout" svg:width="15.412cm" svg:height="0.708cm" svg:x="1.78cm" svg:y="8.275cm">
            <draw:text-box>
              <text:p><text:span text:style-name="T3">5. </text:span><text:span text:style-name="T3">Drop</text:span><text:span text:style-name="T3">ping </text:span><text:span text:style-name="T3">IPv4 </text:span><text:span text:style-name="T3">Intern</text:span><text:span text:style-name="T3">et</text:span></text:p>
            </draw:text-box>
          </draw:frame>
          <draw:frame draw:style-name="gr6" draw:text-style-name="P4" draw:layer="layout" svg:width="1.057cm" svg:height="0.658cm" svg:x="16.017cm" svg:y="11.09cm">
            <draw:text-box>
              <text:p><text:span text:style-name="T2">IPv4</text:span></text:p>
            </draw:text-box>
          </draw:frame>
          <draw:frame draw:style-name="gr6" draw:text-style-name="P4" draw:layer="layout" svg:width="1.057cm" svg:height="0.658cm" svg:x="3.418cm" svg:y="11.09cm">
            <draw:text-box>
              <text:p><text:span text:style-name="T2">IPv4</text:span></text:p>
            </draw:text-box>
          </draw:frame>
          <draw:line draw:style-name="gr33" draw:text-style-name="P2" draw:layer="layout" svg:x1="14.335cm" svg:y1="11.737cm" svg:x2="17.228cm" svg:y2="11.737cm">
            <text:p/>
          </draw:line>
          <draw:line draw:style-name="gr33" draw:text-style-name="P2" draw:layer="layout" svg:x1="7.032cm" svg:y1="10.805cm" svg:x2="13.382cm" svg:y2="10.805cm">
            <text:p/>
          </draw:line>
          <draw:line draw:style-name="gr39" draw:text-style-name="P2" draw:layer="layout" svg:x1="3.222cm" svg:y1="10.842cm" svg:x2="6.09cm" svg:y2="10.842cm">
            <text:p/>
          </draw:line>
          <draw:custom-shape draw:style-name="gr36" draw:text-style-name="P9" draw:layer="layout" svg:width="1.587cm" svg:height="1.546cm" svg:x="5.7cm" svg:y="10.415cm">
            <text:p text:style-name="P8"><text:span text:style-name="T1">IPREF</text:span></text:p>
            <text:p text:style-name="P8"><text:span text:style-name="T1">GW A</text:span>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0.985cm" svg:height="0.614cm" svg:x="3.454cm" svg:y="10.129cm">
            <draw:text-box>
              <text:p><text:span text:style-name="T6">IPv6</text:span></text:p>
            </draw:text-box>
          </draw:frame>
          <draw:line draw:style-name="gr39" draw:text-style-name="P2" draw:layer="layout" svg:x1="14.322cm" svg:y1="10.842cm" svg:x2="17.19cm" svg:y2="10.842cm">
            <text:p/>
          </draw:line>
          <draw:frame draw:style-name="gr8" draw:text-style-name="P14" draw:layer="layout" svg:width="0.985cm" svg:height="0.614cm" svg:x="16.055cm" svg:y="10.129cm">
            <draw:text-box>
              <text:p><text:span text:style-name="T6">IPv6</text:span></text:p>
            </draw:text-box>
          </draw:frame>
          <draw:custom-shape draw:style-name="gr35" draw:text-style-name="P9" draw:layer="layout" svg:width="1.587cm" svg:height="1.666cm" svg:x="13.103cm" svg:y="10.415cm">
            <text:p text:style-name="P8"><text:span text:style-name="T1">IPREF</text:span></text:p>
            <text:p text:style-name="P8"><text:span text:style-name="T1">GW B</text:span></text:p>
            <draw:enhanced-geometry svg:viewBox="0 0 21600 21600" draw:type="rectangle" draw:enhanced-path="M 0 0 L 21600 0 21600 21600 0 21600 0 0 Z N"/>
          </draw:custom-shape>
        </draw:g>
        <draw:custom-shape draw:style-name="gr37" draw:text-style-name="P1" draw:layer="layout" svg:width="17.78cm" svg:height="5.842cm" svg:x="1.317cm" svg:y="14.2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61cm" svg:y1="15.663cm" svg:x2="8.261cm" svg:y2="18.576cm">
          <text:p/>
        </draw:line>
        <draw:line draw:style-name="gr31" draw:text-style-name="P2" draw:layer="layout" svg:x1="3.164cm" svg:y1="18.022cm" svg:x2="6.022cm" svg:y2="18.022cm">
          <text:p/>
        </draw:line>
        <draw:frame draw:style-name="gr3" draw:text-style-name="P3" draw:layer="layout" svg:width="1.65cm" svg:height="0.659cm" svg:x="9.362cm" svg:y="15.578cm">
          <draw:text-box>
            <text:p><text:span text:style-name="T1">Interne</text:span><text:span text:style-name="T1">t</text:span></text:p>
          </draw:text-box>
        </draw:frame>
        <draw:frame draw:style-name="gr8" draw:text-style-name="P4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2" draw:text-style-name="P2" draw:layer="layout" svg:x1="12.012cm" svg:y1="15.663cm" svg:x2="12.012cm" svg:y2="18.576cm">
          <text:p/>
        </draw:line>
        <draw:frame draw:style-name="gr5" draw:text-style-name="P5" draw:layer="layout" svg:width="15.412cm" svg:height="0.708cm" svg:x="1.722cm" svg:y="14.56cm">
          <draw:text-box>
            <text:p><text:span text:style-name="T3">6. </text:span><text:span text:style-name="T3">Switc</text:span><text:span text:style-name="T3">hing </text:span><text:span text:style-name="T3">to </text:span><text:span text:style-name="T3">IPv6 </text:span><text:span text:style-name="T3">indep</text:span><text:span text:style-name="T3">ende</text:span><text:span text:style-name="T3">ntly</text:span></text:p>
          </draw:text-box>
        </draw:frame>
        <draw:frame draw:style-name="gr6" draw:text-style-name="P4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33" draw:text-style-name="P2" draw:layer="layout" svg:x1="14.277cm" svg:y1="17.122cm" svg:x2="17.17cm" svg:y2="17.122cm">
          <text:p/>
        </draw:line>
        <draw:line draw:style-name="gr33" draw:text-style-name="P2" draw:layer="layout" svg:x1="6.974cm" svg:y1="17.09cm" svg:x2="13.324cm" svg:y2="17.09cm">
          <text:p/>
        </draw:line>
        <draw:line draw:style-name="gr39" draw:text-style-name="P2" draw:layer="layout" svg:x1="3.164cm" svg:y1="17.127cm" svg:x2="6.032cm" svg:y2="17.127cm">
          <text:p/>
        </draw:line>
        <draw:custom-shape draw:style-name="gr36" draw:text-style-name="P9" draw:layer="layout" svg:width="1.587cm" svg:height="1.546cm" svg:x="5.642cm" svg:y="16.7cm">
          <text:p text:style-name="P8"><text:span text:style-name="T1">IPREF</text:span></text:p>
          <text:p text:style-name="P8"><text:span text:style-name="T1">GW A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0.985cm" svg:height="0.614cm" svg:x="3.396cm" svg:y="16.414cm">
          <draw:text-box>
            <text:p><text:span text:style-name="T6">IPv6</text:span></text:p>
          </draw:text-box>
        </draw:frame>
        <draw:frame draw:style-name="gr8" draw:text-style-name="P15" draw:layer="layout" svg:width="0.985cm" svg:height="0.614cm" svg:x="15.997cm" svg:y="16.414cm">
          <draw:text-box>
            <text:p><text:span text:style-name="T7">IPv6</text:span></text:p>
          </draw:text-box>
        </draw:frame>
        <draw:custom-shape draw:style-name="gr35" draw:text-style-name="P9" draw:layer="layout" svg:width="1.587cm" svg:height="1.666cm" svg:x="13.045cm" svg:y="16.7cm">
          <text:p text:style-name="P8"><text:span text:style-name="T1">IPREF</text:span></text:p>
          <text:p text:style-name="P8"><text:span text:style-name="T1">GW B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7.78cm" svg:height="5.842cm" svg:x="1.317cm" svg:y="20.55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2.475cm" svg:x2="8.319cm" svg:y2="25.388cm">
          <text:p/>
        </draw:line>
        <draw:line draw:style-name="gr31" draw:text-style-name="P2" draw:layer="layout" svg:x1="3.222cm" svg:y1="23.934cm" svg:x2="6.08cm" svg:y2="23.934cm">
          <text:p/>
        </draw:line>
        <draw:frame draw:style-name="gr3" draw:text-style-name="P3" draw:layer="layout" svg:width="1.65cm" svg:height="0.659cm" svg:x="9.42cm" svg:y="22.39cm">
          <draw:text-box>
            <text:p><text:span text:style-name="T1">Interne</text:span><text:span text:style-name="T1">t</text:span></text:p>
          </draw:text-box>
        </draw:frame>
        <draw:frame draw:style-name="gr8" draw:text-style-name="P4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2" draw:text-style-name="P2" draw:layer="layout" svg:x1="12.07cm" svg:y1="22.475cm" svg:x2="12.07cm" svg:y2="25.388cm">
          <text:p/>
        </draw:line>
        <draw:frame draw:style-name="gr5" draw:text-style-name="P5" draw:layer="layout" svg:width="15.412cm" svg:height="0.708cm" svg:x="1.78cm" svg:y="21.372cm">
          <draw:text-box>
            <text:p><text:span text:style-name="T3">7. </text:span><text:span text:style-name="T3">Com</text:span><text:span text:style-name="T3">pletin</text:span><text:span text:style-name="T3">g </text:span><text:span text:style-name="T3">transi</text:span><text:span text:style-name="T3">tion</text:span></text:p>
          </draw:text-box>
        </draw:frame>
        <draw:line draw:style-name="gr33" draw:text-style-name="P2" draw:layer="layout" svg:x1="14.335cm" svg:y1="23.934cm" svg:x2="17.228cm" svg:y2="23.934cm">
          <text:p/>
        </draw:line>
        <draw:line draw:style-name="gr33" draw:text-style-name="P2" draw:layer="layout" svg:x1="7.032cm" svg:y1="23.902cm" svg:x2="13.382cm" svg:y2="23.902cm">
          <text:p/>
        </draw:line>
        <draw:custom-shape draw:style-name="gr36" draw:text-style-name="P9" draw:layer="layout" svg:width="1.587cm" svg:height="1.546cm" svg:x="5.7cm" svg:y="23.512cm">
          <text:p text:style-name="P8"><text:span text:style-name="T1">IPREF</text:span></text:p>
          <text:p text:style-name="P8"><text:span text:style-name="T1">GW A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0.985cm" svg:height="0.614cm" svg:x="3.454cm" svg:y="23.226cm">
          <draw:text-box>
            <text:p><text:span text:style-name="T7">IPv6</text:span></text:p>
          </draw:text-box>
        </draw:frame>
        <draw:frame draw:style-name="gr8" draw:text-style-name="P15" draw:layer="layout" svg:width="0.985cm" svg:height="0.614cm" svg:x="16.055cm" svg:y="23.226cm">
          <draw:text-box>
            <text:p><text:span text:style-name="T7">IPv6</text:span></text:p>
          </draw:text-box>
        </draw:frame>
        <draw:custom-shape draw:style-name="gr35" draw:text-style-name="P9" draw:layer="layout" svg:width="1.587cm" svg:height="1.666cm" svg:x="13.103cm" svg:y="23.512cm">
          <text:p text:style-name="P8"><text:span text:style-name="T1">IPREF</text:span></text:p>
          <text:p text:style-name="P8"><text:span text:style-name="T1">GW 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3-08-24T16:04:32.901941848</dc:date>
    <meta:editing-duration>PT22H48M43S</meta:editing-duration>
    <meta:editing-cycles>36</meta:editing-cycles>
    <meta:generator>LibreOffice/7.5.3.2$Linux_X86_64 LibreOffice_project/50$Build-2</meta:generator>
    <meta:document-statistic meta:object-count="192"/>
  </office:meta>
</office:document-meta>
</file>